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097ac"/>
    </style:style>
    <style:style style:name="P2" style:family="paragraph" style:parent-style-name="Standard">
      <style:text-properties fo:language="ru" fo:country="RU" officeooo:rsid="002097ac" officeooo:paragraph-rsid="002097ac"/>
    </style:style>
    <style:style style:name="P3" style:family="paragraph" style:parent-style-name="Standard">
      <style:text-properties officeooo:paragraph-rsid="00202464"/>
    </style:style>
    <style:style style:name="T1" style:family="text">
      <style:text-properties officeooo:rsid="00202464"/>
    </style:style>
    <style:style style:name="T2" style:family="text">
      <style:text-properties fo:language="en" fo:country="US" officeooo:rsid="00202464"/>
    </style:style>
    <style:style style:name="T3" style:family="text">
      <style:text-properties fo:language="ru" fo:country="RU" officeooo:rsid="00202464"/>
    </style:style>
    <style:style style:name="T4" style:family="text">
      <style:text-properties officeooo:rsid="00227b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G R1[8], R2[8], R3[8], RA[8], RB[8], SM[8], RC[8], TZ[1], SCH[<text:span text:style-name="T4">4</text:span>], REZ[16];</text:p>
      <text:p text:style-name="Standard"/>
      <text:p text:style-name="Standard">//<text:span text:style-name="T2">R1, R2 – </text:span><text:span text:style-name="T3">входные данные, множители</text:span></text:p>
      <text:p text:style-name="Standard"><text:span text:style-name="T3">// <text:s/></text:span><text:span text:style-name="T2">R3 – </text:span><text:span text:style-name="T3">Буферное значение со сдвигом для </text:span><text:span text:style-name="T2">R2</text:span></text:p>
      <text:p text:style-name="Standard"><text:span text:style-name="T2">// <text:s/>RA – </text:span><text:span text:style-name="T3">Буферное значение для </text:span><text:span text:style-name="T2">SM </text:span><text:span text:style-name="T3">от </text:span><text:span text:style-name="T2">R1 </text:span><text:span text:style-name="T3">для сохранение значения с учётом сдвига</text:span></text:p>
      <text:p text:style-name="Standard"><text:span text:style-name="T3">// </text:span><text:span text:style-name="T2"><text:s/>RB – </text:span><text:span text:style-name="T3">Обычное буферное значение для </text:span><text:span text:style-name="T2">R2</text:span></text:p>
      <text:p text:style-name="Standard"><text:span text:style-name="T2">// SM – </text:span><text:span text:style-name="T3">Буферное значение итерации суммы при умножени</text:span></text:p>
      <text:p text:style-name="Standard"><text:span text:style-name="T3">// </text:span><text:span text:style-name="T2">RC – </text:span><text:span text:style-name="T3">Часть результата, выходящая за пределы размера 8</text:span></text:p>
      <text:p text:style-name="Standard"><text:span text:style-name="T3">// </text:span><text:span text:style-name="T2">TZ – </text:span><text:span text:style-name="T3">сохранённый знак. Мы его «выносим за рамки», что считать только положительные значения. С точки зрения архитектуры, знак считается паралелльно.</text:span></text:p>
      <text:p text:style-name="Standard"><text:span text:style-name="T3">// </text:span><text:span text:style-name="T2">SCH – </text:span><text:span text:style-name="T3">счётчик итерация</text:span></text:p>
      <text:p text:style-name="Standard"><text:span text:style-name="T3">// </text:span><text:span text:style-name="T2">REZ – </text:span><text:span text:style-name="T3">Результат, его размер в два раза больше размера входных данных из-за свойств умножения.</text:span></text:p>
      <text:p text:style-name="Standard"/>
      <text:p text:style-name="P3">start:</text:p>
      <text:p text:style-name="Standard">writeln "ввод первого и второго множителя";</text:p>
      <text:p text:style-name="Standard">write "A="; read R1; </text:p>
      <text:p text:style-name="Standard">write "B="; read R2;</text:p>
      <text:p text:style-name="Standard"/>
      <text:p text:style-name="Standard">writeln "Проверка знака результата";</text:p>
      <text:p text:style-name="Standard">TZ[0]:=R1[7..7] XOR R2[7..7];</text:p>
      <text:p text:style-name="Standard"/>
      <text:p text:style-name="Standard">write "Знак произведения: ";</text:p>
      <text:p text:style-name="Standard">IF TZ[0..0] = 0 THEN writeln "+";</text:p>
      <text:p text:style-name="Standard">IF TZ[0..0] = 1 THEN writeln "-";</text:p>
      <text:p text:style-name="Standard">IF R1[7..7] = 1 THEN R1 := COM(R1);</text:p>
      <text:p text:style-name="Standard">IF R2[7..7] = 1 THEN R2 := COM(R2);</text:p>
      <text:p text:style-name="Standard">R1[7..7]:=0;</text:p>
      <text:p text:style-name="Standard">R2[7..7]:=0;</text:p>
      <text:p text:style-name="Standard">SCH:=<text:span text:style-name="T4">8</text:span>;</text:p>
      <text:p text:style-name="Standard"/>
      <text:p text:style-name="Standard">// <text:span text:style-name="T1">Перемножение столбиком</text:span></text:p>
      <text:p text:style-name="Standard">Loop:</text:p>
      <text:p text:style-name="Standard">writeln "Итерация " $D1 SCH;</text:p>
      <text:p text:style-name="Standard">IF R2[0..0] = 0 THEN RA := 0;</text:p>
      <text:p text:style-name="Standard">IF R2[0..0] = 1 THEN RA := R1;</text:p>
      <text:p text:style-name="Standard">SM := RA + RB;</text:p>
      <text:p text:style-name="Standard">RC:= SM SHR 1; //<text:span text:style-name="T2">SHR – </text:span><text:span text:style-name="T3">Сдвиг влево на 1 разряд. Удобно!</text:span></text:p>
      <text:p text:style-name="Standard">R3:= R2 SHR 1;</text:p>
      <text:p text:style-name="Standard">R3[7..7]:= SM[0..0];</text:p>
      <text:p text:style-name="Standard">RB:=RC;</text:p>
      <text:p text:style-name="Standard">R2:=R3;</text:p>
      <text:p text:style-name="Standard">SCH:=SCH-1;</text:p>
      <text:p text:style-name="Standard">IF SCH&lt;&gt;0 THEN GOTO Loop;</text:p>
      <text:p text:style-name="Standard"/>
      <text:p text:style-name="Standard">REZ[0..7] := R2;</text:p>
      <text:p text:style-name="Standard">REZ[8..15] := RC;</text:p>
      <text:p text:style-name="Standard">GOSUB print;</text:p>
      <text:p text:style-name="Standard">END; <text:s/></text:p>
      <text:p text:style-name="Standard"/>
      <text:p text:style-name="Standard">//<text:span text:style-name="T1">Вывод результата</text:span></text:p>
      <text:p text:style-name="Standard">print:</text:p>
      <text:p text:style-name="Standard"><text:soft-page-break/>IF TZ = 0 THEN write "Результат= " $D5 REZ;</text:p>
      <text:p text:style-name="Standard">IF TZ = 1 THEN write "Результат= -" $D5 REZ;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6T15:13:09.581000000</dc:date>
    <meta:editing-duration>PT3H4M33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5" meta:word-count="248" meta:character-count="1439" meta:non-whitespace-character-count="1220"/>
  </office:meta>
</office:document-meta>
</file>